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37" officeooo:paragraph-rsid="000ffc37"/>
    </style:style>
    <style:style style:name="P2" style:family="paragraph" style:parent-style-name="Standard">
      <style:text-properties officeooo:rsid="00123a8c" officeooo:paragraph-rsid="00123a8c"/>
    </style:style>
    <style:style style:name="P3" style:family="paragraph" style:parent-style-name="Standard">
      <style:text-properties officeooo:rsid="00123a8c" officeooo:paragraph-rsid="001394d6"/>
    </style:style>
    <style:style style:name="P4" style:family="paragraph" style:parent-style-name="Standard">
      <style:text-properties officeooo:rsid="00123a8c" officeooo:paragraph-rsid="00155057"/>
    </style:style>
    <style:style style:name="P5" style:family="paragraph" style:parent-style-name="Standard">
      <style:text-properties officeooo:rsid="00123a8c" officeooo:paragraph-rsid="002bb7bf"/>
    </style:style>
    <style:style style:name="P6" style:family="paragraph" style:parent-style-name="Standard">
      <style:text-properties officeooo:rsid="0018bcd5" officeooo:paragraph-rsid="0018bcd5"/>
    </style:style>
    <style:style style:name="P7" style:family="paragraph" style:parent-style-name="Standard">
      <style:text-properties officeooo:rsid="00191cf7" officeooo:paragraph-rsid="00191cf7"/>
    </style:style>
    <style:style style:name="P8" style:family="paragraph" style:parent-style-name="Standard">
      <style:text-properties officeooo:rsid="00193765" officeooo:paragraph-rsid="00193765"/>
    </style:style>
    <style:style style:name="P9" style:family="paragraph" style:parent-style-name="Standard">
      <style:text-properties officeooo:rsid="00193765" officeooo:paragraph-rsid="002bb7bf"/>
    </style:style>
    <style:style style:name="P10" style:family="paragraph" style:parent-style-name="Standard">
      <style:text-properties officeooo:rsid="00193765" officeooo:paragraph-rsid="0032c765"/>
    </style:style>
    <style:style style:name="P11" style:family="paragraph" style:parent-style-name="Standard">
      <style:text-properties officeooo:rsid="0019a48a" officeooo:paragraph-rsid="002bb7bf"/>
    </style:style>
    <style:style style:name="P12" style:family="paragraph" style:parent-style-name="Standard">
      <style:text-properties officeooo:rsid="002110e0" officeooo:paragraph-rsid="002110e0"/>
    </style:style>
    <style:style style:name="P13" style:family="paragraph" style:parent-style-name="Standard">
      <style:text-properties officeooo:rsid="002110e0" officeooo:paragraph-rsid="0024eb93"/>
    </style:style>
    <style:style style:name="P14" style:family="paragraph" style:parent-style-name="Standard">
      <style:text-properties officeooo:rsid="002110e0" officeooo:paragraph-rsid="00193765"/>
    </style:style>
    <style:style style:name="P15" style:family="paragraph" style:parent-style-name="Standard">
      <style:text-properties officeooo:rsid="002110e0" officeooo:paragraph-rsid="0032c765"/>
    </style:style>
    <style:style style:name="P16" style:family="paragraph" style:parent-style-name="Standard">
      <style:text-properties fo:font-weight="bold" officeooo:rsid="00193765" officeooo:paragraph-rsid="002bb7bf" style:font-weight-asian="bold" style:font-weight-complex="bold"/>
    </style:style>
    <style:style style:name="P17" style:family="paragraph" style:parent-style-name="Standard">
      <style:text-properties fo:font-weight="bold" officeooo:rsid="002c937b" officeooo:paragraph-rsid="002c937b" style:font-weight-asian="bold" style:font-weight-complex="bold"/>
    </style:style>
    <style:style style:name="P18" style:family="paragraph" style:parent-style-name="Standard">
      <style:text-properties fo:font-weight="bold" officeooo:rsid="00374909" officeooo:paragraph-rsid="00374909" style:font-weight-asian="bold" style:font-weight-complex="bold"/>
    </style:style>
    <style:style style:name="P19" style:family="paragraph" style:parent-style-name="Standard">
      <style:text-properties fo:font-weight="bold" officeooo:rsid="003f9277" officeooo:paragraph-rsid="003f9277" style:font-weight-asian="bold" style:font-weight-complex="bold"/>
    </style:style>
    <style:style style:name="P20" style:family="paragraph" style:parent-style-name="Standard">
      <style:text-properties fo:font-weight="bold" officeooo:rsid="0046023c" officeooo:paragraph-rsid="0046023c" style:font-weight-asian="bold" style:font-weight-complex="bold"/>
    </style:style>
    <style:style style:name="P21" style:family="paragraph" style:parent-style-name="Standard">
      <style:text-properties fo:font-weight="bold" officeooo:rsid="0049f6f5" officeooo:paragraph-rsid="0049f6f5" style:font-weight-asian="bold" style:font-weight-complex="bold"/>
    </style:style>
    <style:style style:name="P22" style:family="paragraph" style:parent-style-name="Standard">
      <style:text-properties fo:font-weight="normal" officeooo:rsid="002c937b" officeooo:paragraph-rsid="002c937b" style:font-weight-asian="normal" style:font-weight-complex="normal"/>
    </style:style>
    <style:style style:name="P23" style:family="paragraph" style:parent-style-name="Standard">
      <style:text-properties fo:font-weight="normal" officeooo:rsid="002e598f" officeooo:paragraph-rsid="002e598f" style:font-weight-asian="normal" style:font-weight-complex="normal"/>
    </style:style>
    <style:style style:name="P24" style:family="paragraph" style:parent-style-name="Standard">
      <style:text-properties fo:font-weight="normal" officeooo:rsid="003005a3" officeooo:paragraph-rsid="003005a3" style:font-weight-asian="normal" style:font-weight-complex="normal"/>
    </style:style>
    <style:style style:name="P25" style:family="paragraph" style:parent-style-name="Standard">
      <style:text-properties fo:font-weight="normal" officeooo:rsid="0032c765" officeooo:paragraph-rsid="0032c765" style:font-weight-asian="normal" style:font-weight-complex="normal"/>
    </style:style>
    <style:style style:name="P26" style:family="paragraph" style:parent-style-name="Standard">
      <style:text-properties fo:font-weight="normal" officeooo:rsid="0034815c" officeooo:paragraph-rsid="0034815c" style:font-weight-asian="normal" style:font-weight-complex="normal"/>
    </style:style>
    <style:style style:name="P27" style:family="paragraph" style:parent-style-name="Standard">
      <style:text-properties fo:font-weight="normal" officeooo:rsid="0034f4ea" officeooo:paragraph-rsid="0034f4ea" style:font-weight-asian="normal" style:font-weight-complex="normal"/>
    </style:style>
    <style:style style:name="P28" style:family="paragraph" style:parent-style-name="Standard">
      <style:text-properties fo:font-weight="normal" officeooo:rsid="00374909" officeooo:paragraph-rsid="00374909" style:font-weight-asian="normal" style:font-weight-complex="normal"/>
    </style:style>
    <style:style style:name="P29" style:family="paragraph" style:parent-style-name="Standard">
      <style:text-properties fo:font-weight="normal" officeooo:rsid="00384563" officeooo:paragraph-rsid="00384563" style:font-weight-asian="normal" style:font-weight-complex="normal"/>
    </style:style>
    <style:style style:name="P30" style:family="paragraph" style:parent-style-name="Standard">
      <style:text-properties fo:font-weight="normal" officeooo:rsid="003a2f21" officeooo:paragraph-rsid="003a2f21" style:font-weight-asian="normal" style:font-weight-complex="normal"/>
    </style:style>
    <style:style style:name="P31" style:family="paragraph" style:parent-style-name="Standard">
      <style:text-properties fo:font-weight="normal" officeooo:rsid="003baeba" officeooo:paragraph-rsid="003baeba" style:font-weight-asian="normal" style:font-weight-complex="normal"/>
    </style:style>
    <style:style style:name="P32" style:family="paragraph" style:parent-style-name="Standard">
      <style:text-properties fo:font-weight="normal" officeooo:rsid="003c8121" officeooo:paragraph-rsid="003c8121" style:font-weight-asian="normal" style:font-weight-complex="normal"/>
    </style:style>
    <style:style style:name="P33" style:family="paragraph" style:parent-style-name="Standard">
      <style:text-properties fo:font-weight="normal" officeooo:rsid="003f9277" officeooo:paragraph-rsid="003f9277" style:font-weight-asian="normal" style:font-weight-complex="normal"/>
    </style:style>
    <style:style style:name="P34" style:family="paragraph" style:parent-style-name="Standard">
      <style:text-properties fo:font-weight="normal" officeooo:rsid="003f9277" officeooo:paragraph-rsid="0040fd16" style:font-weight-asian="normal" style:font-weight-complex="normal"/>
    </style:style>
    <style:style style:name="P35" style:family="paragraph" style:parent-style-name="Standard">
      <style:text-properties fo:font-weight="normal" officeooo:rsid="003f9277" officeooo:paragraph-rsid="0041ec4e" style:font-weight-asian="normal" style:font-weight-complex="normal"/>
    </style:style>
    <style:style style:name="P36" style:family="paragraph" style:parent-style-name="Standard">
      <style:text-properties fo:font-weight="normal" officeooo:rsid="003f9277" officeooo:paragraph-rsid="0042e1dd" style:font-weight-asian="normal" style:font-weight-complex="normal"/>
    </style:style>
    <style:style style:name="P37" style:family="paragraph" style:parent-style-name="Standard">
      <style:text-properties fo:font-weight="normal" officeooo:rsid="003f9277" officeooo:paragraph-rsid="0044415a" style:font-weight-asian="normal" style:font-weight-complex="normal"/>
    </style:style>
    <style:style style:name="P38" style:family="paragraph" style:parent-style-name="Standard">
      <style:text-properties fo:font-weight="normal" officeooo:rsid="003f9277" officeooo:paragraph-rsid="00459595" style:font-weight-asian="normal" style:font-weight-complex="normal"/>
    </style:style>
    <style:style style:name="P39" style:family="paragraph" style:parent-style-name="Standard">
      <style:text-properties fo:font-weight="normal" officeooo:rsid="00459595" officeooo:paragraph-rsid="00459595" style:font-weight-asian="normal" style:font-weight-complex="normal"/>
    </style:style>
    <style:style style:name="P40" style:family="paragraph" style:parent-style-name="Standard">
      <style:text-properties fo:font-weight="normal" officeooo:rsid="0046023c" officeooo:paragraph-rsid="0046023c" style:font-weight-asian="normal" style:font-weight-complex="normal"/>
    </style:style>
    <style:style style:name="P41" style:family="paragraph" style:parent-style-name="Standard">
      <style:text-properties fo:font-weight="normal" officeooo:rsid="0046023c" officeooo:paragraph-rsid="00470d32" style:font-weight-asian="normal" style:font-weight-complex="normal"/>
    </style:style>
    <style:style style:name="P42" style:family="paragraph" style:parent-style-name="Standard">
      <style:text-properties fo:font-weight="normal" officeooo:rsid="0046023c" officeooo:paragraph-rsid="00489539" style:font-weight-asian="normal" style:font-weight-complex="normal"/>
    </style:style>
    <style:style style:name="P43" style:family="paragraph" style:parent-style-name="Standard">
      <style:text-properties fo:font-weight="normal" officeooo:rsid="0046023c" officeooo:paragraph-rsid="0048aa4f" style:font-weight-asian="normal" style:font-weight-complex="normal"/>
    </style:style>
    <style:style style:name="P44" style:family="paragraph" style:parent-style-name="Standard">
      <style:text-properties fo:font-weight="normal" officeooo:rsid="0049f6f5" officeooo:paragraph-rsid="0049f6f5" style:font-weight-asian="normal" style:font-weight-complex="normal"/>
    </style:style>
    <style:style style:name="P45" style:family="paragraph" style:parent-style-name="Standard">
      <style:text-properties fo:font-weight="normal" officeooo:rsid="0049f6f5" officeooo:paragraph-rsid="004b6928" style:font-weight-asian="normal" style:font-weight-complex="normal"/>
    </style:style>
    <style:style style:name="P46" style:family="paragraph" style:parent-style-name="Standard">
      <style:text-properties fo:font-weight="normal" officeooo:rsid="0049f6f5" officeooo:paragraph-rsid="004d1439" style:font-weight-asian="normal" style:font-weight-complex="normal"/>
    </style:style>
    <style:style style:name="P47" style:family="paragraph" style:parent-style-name="Standard">
      <style:text-properties fo:font-weight="normal" officeooo:rsid="0049f6f5" officeooo:paragraph-rsid="004ef2b8" style:font-weight-asian="normal" style:font-weight-complex="normal"/>
    </style:style>
    <style:style style:name="P48" style:family="paragraph" style:parent-style-name="Standard">
      <style:text-properties fo:font-weight="normal" officeooo:rsid="004aa4c9" officeooo:paragraph-rsid="004aa4c9" style:font-weight-asian="normal" style:font-weight-complex="normal"/>
    </style:style>
    <style:style style:name="P49" style:family="paragraph" style:parent-style-name="Standard">
      <style:text-properties officeooo:rsid="00363be6" officeooo:paragraph-rsid="00363be6"/>
    </style:style>
    <style:style style:name="P50" style:family="paragraph" style:parent-style-name="Standard">
      <style:text-properties officeooo:rsid="0037254b" officeooo:paragraph-rsid="0037254b"/>
    </style:style>
    <style:style style:name="P51" style:family="paragraph" style:parent-style-name="Standard">
      <style:text-properties officeooo:rsid="004fd8a3" officeooo:paragraph-rsid="004fd8a3"/>
    </style:style>
    <style:style style:name="T1" style:family="text">
      <style:text-properties officeooo:rsid="00123a8c"/>
    </style:style>
    <style:style style:name="T2" style:family="text">
      <style:text-properties officeooo:rsid="001394d6"/>
    </style:style>
    <style:style style:name="T3" style:family="text">
      <style:text-properties officeooo:rsid="00155057"/>
    </style:style>
    <style:style style:name="T4" style:family="text">
      <style:text-properties officeooo:rsid="001dd646"/>
    </style:style>
    <style:style style:name="T5" style:family="text">
      <style:text-properties officeooo:rsid="001fbfd7"/>
    </style:style>
    <style:style style:name="T6" style:family="text">
      <style:text-properties officeooo:rsid="0024eb93"/>
    </style:style>
    <style:style style:name="T7" style:family="text">
      <style:text-properties officeooo:rsid="00263464"/>
    </style:style>
    <style:style style:name="T8" style:family="text">
      <style:text-properties officeooo:rsid="0026b4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a62db"/>
    </style:style>
    <style:style style:name="T11" style:family="text">
      <style:text-properties officeooo:rsid="002e598f"/>
    </style:style>
    <style:style style:name="T12" style:family="text">
      <style:text-properties officeooo:rsid="00304e0c"/>
    </style:style>
    <style:style style:name="T13" style:family="text">
      <style:text-properties officeooo:rsid="00308963"/>
    </style:style>
    <style:style style:name="T14" style:family="text">
      <style:text-properties officeooo:rsid="0030b060"/>
    </style:style>
    <style:style style:name="T15" style:family="text">
      <style:text-properties officeooo:rsid="00326e0f"/>
    </style:style>
    <style:style style:name="T16" style:family="text">
      <style:text-properties officeooo:rsid="0032c765"/>
    </style:style>
    <style:style style:name="T17" style:family="text">
      <style:text-properties fo:font-weight="normal" officeooo:rsid="0032c765" style:font-weight-asian="normal" style:font-weight-complex="normal"/>
    </style:style>
    <style:style style:name="T18" style:family="text">
      <style:text-properties fo:font-weight="normal" officeooo:rsid="00304e0c" style:font-weight-asian="normal" style:font-weight-complex="normal"/>
    </style:style>
    <style:style style:name="T19" style:family="text">
      <style:text-properties officeooo:rsid="0034815c"/>
    </style:style>
    <style:style style:name="T20" style:family="text">
      <style:text-properties officeooo:rsid="0038d831"/>
    </style:style>
    <style:style style:name="T21" style:family="text">
      <style:text-properties officeooo:rsid="003f9277"/>
    </style:style>
    <style:style style:name="T22" style:family="text">
      <style:text-properties officeooo:rsid="0040fd16"/>
    </style:style>
    <style:style style:name="T23" style:family="text">
      <style:text-properties officeooo:rsid="0041ec4e"/>
    </style:style>
    <style:style style:name="T24" style:family="text">
      <style:text-properties officeooo:rsid="0042e1dd"/>
    </style:style>
    <style:style style:name="T25" style:family="text">
      <style:text-properties officeooo:rsid="0044415a"/>
    </style:style>
    <style:style style:name="T26" style:family="text">
      <style:text-properties officeooo:rsid="00459595"/>
    </style:style>
    <style:style style:name="T27" style:family="text">
      <style:text-properties officeooo:rsid="00470d32"/>
    </style:style>
    <style:style style:name="T28" style:family="text">
      <style:text-properties officeooo:rsid="00489539"/>
    </style:style>
    <style:style style:name="T29" style:family="text">
      <style:text-properties officeooo:rsid="0048aa4f"/>
    </style:style>
    <style:style style:name="T30" style:family="text">
      <style:text-properties officeooo:rsid="004a6539"/>
    </style:style>
    <style:style style:name="T31" style:family="text">
      <style:text-properties officeooo:rsid="004b6928"/>
    </style:style>
    <style:style style:name="T32" style:family="text">
      <style:text-properties officeooo:rsid="004d1439"/>
    </style:style>
    <style:style style:name="T33" style:family="text">
      <style:text-properties officeooo:rsid="004ef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: 0 4 3 7</text:p>
      <text:p text:style-name="P1">2: 0 4 5 6 7</text:p>
      <text:p text:style-name="P1">3: <text:span text:style-name="T1">0 1 2 3 7</text:span></text:p>
      <text:p text:style-name="P1">4: <text:span text:style-name="T1">0 1 2 3 6 7</text:span></text:p>
      <text:p text:style-name="P1">5: <text:span text:style-name="T1">0 1 2 3 5 6 7</text:span></text:p>
      <text:p text:style-name="P1">6: <text:span text:style-name="T1">0 1 2 4 5 6 7</text:span></text:p>
      <text:p text:style-name="P2">8: 0 1 4 5 6 7</text:p>
      <text:p text:style-name="P1"/>
      <text:p text:style-name="P1"/>
      <text:p text:style-name="P2">1: BN i 4-&gt;3 på 2</text:p>
      <text:p text:style-name="P2">2: BN i 0-&gt;4 på 3</text:p>
      <text:p text:style-name="P2">3: BN i 3-&gt;7 på 3</text:p>
      <text:p text:style-name="P3">4: BN i <text:span text:style-name="T2">3-&gt;6 på 1</text:span></text:p>
      <text:p text:style-name="P3"><text:span text:style-name="T2">5: BN i 3-&gt;5 på 1</text:span></text:p>
      <text:p text:style-name="P3"><text:span text:style-name="T2">6: BN i 2-&gt;4 på 1</text:span></text:p>
      <text:p text:style-name="P4"><text:span text:style-name="T2">7: BN i </text:span><text:span text:style-name="T3">1-&gt;4 på 1</text:span></text:p>
      <text:p text:style-name="P4"/>
      <text:p text:style-name="P51">Vi har nå total 7/9 flyt fra node 6 og 3/3 flyt fra node 3. Totalt 10.</text:p>
      <text:p text:style-name="P4"/>
      <text:p text:style-name="P21">7:</text:p>
      <text:p text:style-name="P44">BFS gir 014567</text:p>
      <text:p text:style-name="P44">Kant med minst kapasitet er 1-&gt;4 med vekt 1, kapasitet 1</text:p>
      <text:p text:style-name="P45">Flyten i 0-&gt;1 er nå <text:span text:style-name="T31">7/9, <text:s/></text:span><text:span text:style-name="T16">rest</text:span><text:span text:style-name="T12">kapasitet </text:span><text:span text:style-name="T31">2</text:span></text:p>
      <text:p text:style-name="P45">Flyten i 1-&gt;4 er n<text:span text:style-name="T30">å </text:span><text:span text:style-name="T31">1/1, <text:s/></text:span><text:span text:style-name="T16">rest</text:span><text:span text:style-name="T12">kapasitet </text:span><text:span text:style-name="T31">0</text:span></text:p>
      <text:p text:style-name="P46">Flyten i 4-&gt;5 er nå <text:span text:style-name="T32">5/7, <text:s/></text:span><text:span text:style-name="T16">rest</text:span><text:span text:style-name="T12">kapasitet </text:span><text:span text:style-name="T32">2</text:span></text:p>
      <text:p text:style-name="P46">Flyten i 5-&gt;6 er nå <text:span text:style-name="T32">6/7, <text:s/></text:span><text:span text:style-name="T16">rest</text:span><text:span text:style-name="T12">kapasitet </text:span><text:span text:style-name="T32">1</text:span></text:p>
      <text:p text:style-name="P47">Flyten i 6-&gt;7 er nå <text:span text:style-name="T33">7/9, <text:s/></text:span><text:span text:style-name="T16">rest</text:span><text:span text:style-name="T12">kapasitet </text:span><text:span text:style-name="T33">2</text:span></text:p>
      <text:p text:style-name="P48">1-&gt;4 <text:s/>er nå full</text:p>
      <text:p text:style-name="P4"/>
      <text:p text:style-name="P20">6:</text:p>
      <text:p text:style-name="P40">BFS gir 0124567</text:p>
      <text:p text:style-name="P40">Kant med minst kapasitet er 2-&gt;4 med vekt 1, kapasitet 1</text:p>
      <text:p text:style-name="P41">Flyten i 0-&gt;1 er nå <text:span text:style-name="T27">6/9, <text:s/></text:span><text:span text:style-name="T16">rest</text:span><text:span text:style-name="T12">kapasitet </text:span><text:span text:style-name="T27">3</text:span></text:p>
      <text:p text:style-name="P41">Flyten i 1-&gt;2 er nå <text:span text:style-name="T27">6/7, <text:s/></text:span><text:span text:style-name="T16">rest</text:span><text:span text:style-name="T12">kapasitet </text:span><text:span text:style-name="T27">1</text:span></text:p>
      <text:p text:style-name="P42">Flyten i 2-&gt;4 er nå <text:span text:style-name="T28">1/1, <text:s/></text:span><text:span text:style-name="T16">rest</text:span><text:span text:style-name="T12">kapasitet </text:span><text:span text:style-name="T28">0</text:span></text:p>
      <text:p text:style-name="P42">Flyten i 4-&gt;5 er nå <text:span text:style-name="T28">4/7, <text:s/></text:span><text:span text:style-name="T16">rest</text:span><text:span text:style-name="T12">kapasitet </text:span><text:span text:style-name="T28">3</text:span></text:p>
      <text:p text:style-name="P43">Flyten i 5-&gt;6 er nå <text:span text:style-name="T29">5/7, <text:s/></text:span><text:span text:style-name="T16">rest</text:span><text:span text:style-name="T12">kapasitet </text:span><text:span text:style-name="T29">2</text:span></text:p>
      <text:p text:style-name="P43">Flyten i 6-&gt;7 er nå <text:span text:style-name="T29">6/9, <text:s/></text:span><text:span text:style-name="T16">rest</text:span><text:span text:style-name="T12">kapasitet </text:span><text:span text:style-name="T29">3</text:span></text:p>
      <text:p text:style-name="P44">2-&gt;4 er nå full</text:p>
      <text:p text:style-name="P4"/>
      <text:p text:style-name="P19">5:</text:p>
      <text:p text:style-name="P33">BFS gir 0123567</text:p>
      <text:p text:style-name="P33">Kant med minst kapasitet er 3-&gt;5 med vekt 1, kapasitet 1</text:p>
      <text:p text:style-name="P34">Flyten i 0-&gt;1 er nå <text:span text:style-name="T22">5/9, <text:s/></text:span><text:span text:style-name="T16">rest</text:span><text:span text:style-name="T12">kapasitet </text:span><text:span text:style-name="T22">4</text:span></text:p>
      <text:p text:style-name="P34">Flyten i 1-&gt;2 er nå <text:span text:style-name="T22">5/7, <text:s/></text:span><text:span text:style-name="T16">rest</text:span><text:span text:style-name="T12">kapasitet </text:span><text:span text:style-name="T22">2</text:span></text:p>
      <text:p text:style-name="P35">Flyten i 2-&gt;3 er nå <text:span text:style-name="T23">5/7, <text:s/></text:span><text:span text:style-name="T16">rest</text:span><text:span text:style-name="T12">kapasitet </text:span><text:span text:style-name="T23">2</text:span></text:p>
      <text:p text:style-name="P36">Flyten i 3-&gt;5 er nå <text:span text:style-name="T24">1/1, <text:s/></text:span><text:span text:style-name="T16">rest</text:span><text:span text:style-name="T12">kapasitet </text:span><text:span text:style-name="T24">0</text:span></text:p>
      <text:p text:style-name="P37">Flyten i 5-&gt;6 er nå <text:span text:style-name="T25">4/7, <text:s/></text:span><text:span text:style-name="T16">rest</text:span><text:span text:style-name="T12">kapasitet </text:span><text:span text:style-name="T25">3</text:span></text:p>
      <text:p text:style-name="P38">Flyten i 6-&gt;7 er nå <text:span text:style-name="T26">5/9, <text:s/></text:span><text:span text:style-name="T16">rest</text:span><text:span text:style-name="T12">kapasitet </text:span><text:span text:style-name="T26">4</text:span></text:p>
      <text:p text:style-name="P39">3-&gt;5 er nå full</text:p>
      <text:p text:style-name="P4"/>
      <text:p text:style-name="P18"><text:soft-page-break/>4:</text:p>
      <text:p text:style-name="P28">BFS gir 012367</text:p>
      <text:p text:style-name="P29">Kant med <text:span text:style-name="T21">m</text:span>inst kapasitet er 3-&gt;6 med vekt 1, kapasitet 1</text:p>
      <text:p text:style-name="P29">Flyten i 0-&gt;1 er nå 4/9, <text:s/><text:span text:style-name="T16">rest</text:span><text:span text:style-name="T12">kapasitet </text:span>5</text:p>
      <text:p text:style-name="P29">Flyten i 1-&gt;2 er nå 4/7, <text:s/><text:span text:style-name="T16">rest</text:span><text:span text:style-name="T12">kapasitet </text:span><text:span text:style-name="T20">3</text:span></text:p>
      <text:p text:style-name="P30">Flyten i 2-&gt;3 er nå 4/7, <text:s/><text:span text:style-name="T16">rest</text:span><text:span text:style-name="T12">kapasitet </text:span>3</text:p>
      <text:p text:style-name="P30">Flyten i 3-&gt;6 er nå 1/1, <text:s/><text:span text:style-name="T16">rest</text:span><text:span text:style-name="T12">kapasitet </text:span>0</text:p>
      <text:p text:style-name="P31">Flyten i 6-&gt;7 er nå 4/9, <text:s/><text:span text:style-name="T16">rest</text:span><text:span text:style-name="T12">kapasitet </text:span>5</text:p>
      <text:p text:style-name="P32">3-&gt;6 er nå full</text:p>
      <text:p text:style-name="P4"/>
      <text:p text:style-name="P17">3:</text:p>
      <text:p text:style-name="P22">BFS gir 01237 <text:span text:style-name="T11">som rekkefølge</text:span></text:p>
      <text:p text:style-name="P23">Kant med minst kapasitet er 3-&gt;7 med vekt 3, kapasitet 3</text:p>
      <text:p text:style-name="P24">Flyten <text:span text:style-name="T12">i 0-&gt;1 er nå 3/9, </text:span><text:span text:style-name="T16">rest</text:span><text:span text:style-name="T12">kapasitet </text:span><text:span text:style-name="T16">6</text:span></text:p>
      <text:p text:style-name="P25">Flyten i 1-&gt;2 er nå 3/7, restkapasitet <text:span text:style-name="T19">4</text:span></text:p>
      <text:p text:style-name="P26">Flyten i 2-&gt;3 er nå 3/7, <text:s/><text:span text:style-name="T16">rest</text:span><text:span text:style-name="T12">kapasitet </text:span>4</text:p>
      <text:p text:style-name="P26">Flyten i 3-&gt;7 er nå 3/3, <text:s/><text:span text:style-name="T16">rest</text:span><text:span text:style-name="T12">kapasitet </text:span>0</text:p>
      <text:p text:style-name="P27">3-&gt;7 er nå full</text:p>
      <text:p text:style-name="P4"/>
      <text:p text:style-name="P16">2:</text:p>
      <text:p text:style-name="P9">BFS gir 04567 som rekkefølge</text:p>
      <text:p text:style-name="P11">Kant med minst kapasitet <text:span text:style-name="T4">er 0-&gt;4 med vekt </text:span><text:span text:style-name="T5">3, kapasitet 1</text:span></text:p>
      <text:p text:style-name="P15">Flyten i 0-&gt;4 er nå 3/<text:span text:style-name="T7">3, </text:span><text:span text:style-name="T17">rest</text:span><text:span text:style-name="T18">kapasitet</text:span><text:span text:style-name="T12"> 0</text:span></text:p>
      <text:p text:style-name="P15">Flyten i 4-&gt;5 er nå 3/<text:span text:style-name="T7">7, </text:span><text:span text:style-name="T17">rest</text:span><text:span text:style-name="T18">kapasitet</text:span><text:span text:style-name="T12"> 4</text:span></text:p>
      <text:p text:style-name="P15">Flyten i 5-&gt;6 er nå 3/<text:span text:style-name="T8">7, </text:span><text:span text:style-name="T17">rest</text:span><text:span text:style-name="T18">kapasitet</text:span><text:span text:style-name="T12"> 4</text:span></text:p>
      <text:p text:style-name="P15">Flyten i <text:span text:style-name="T6">6</text:span>-&gt;<text:span text:style-name="T6">7</text:span> er nå <text:span text:style-name="T10">3/9, </text:span><text:span text:style-name="T17">rest</text:span><text:span text:style-name="T18">kapasitet</text:span><text:span text:style-name="T13"> 6</text:span></text:p>
      <text:p text:style-name="P49">0-&gt;4 er nå full</text:p>
      <text:p text:style-name="P5"/>
      <text:p text:style-name="P6"><text:span text:style-name="T9">1:</text:span> </text:p>
      <text:p text:style-name="P6">BFS gir <text:s/>0437 som rekkefølge</text:p>
      <text:p text:style-name="P7">Kant med minst kapasitet er 4-&gt;3 med vekt 2, <text:span text:style-name="T5">kapasitet 2</text:span></text:p>
      <text:p text:style-name="P10">Flyten i 0-&gt;4 er nå 2/3, <text:span text:style-name="T17">rest</text:span><text:span text:style-name="T18">kapasitet</text:span><text:span text:style-name="T14"> 1</text:span></text:p>
      <text:p text:style-name="P10">Flyten i 4-&gt;3 er nå 2/2, <text:span text:style-name="T17">rest</text:span><text:span text:style-name="T18">kapasitet</text:span><text:span text:style-name="T14"> 0</text:span></text:p>
      <text:p text:style-name="P10">Flyten i 3-&gt;7 er 2/3, <text:span text:style-name="T17">rest</text:span><text:span text:style-name="T18">kapasitet</text:span><text:span text:style-name="T15"> 1</text:span></text:p>
      <text:p text:style-name="P50">4-&gt;3 er nå full</text:p>
      <text:p text:style-name="P8"/>
      <text:p text:style-name="P14"/>
      <text:p text:style-name="P13"/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5:36:34.464920567</meta:creation-date>
    <meta:generator>LibreOffice/7.3.7.2$Linux_X86_64 LibreOffice_project/30$Build-2</meta:generator>
    <dc:date>2023-10-13T16:02:29.981523966</dc:date>
    <meta:editing-duration>PT25M27S</meta:editing-duration>
    <meta:editing-cycles>60</meta:editing-cycles>
    <meta:document-statistic meta:table-count="0" meta:image-count="0" meta:object-count="0" meta:page-count="2" meta:paragraph-count="76" meta:word-count="508" meta:character-count="2279" meta:non-whitespace-character-count="1820"/>
  </office:meta>
</office:document-meta>
</file>